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/>
    <style:font-face style:name="FreeSans1" svg:font-family="FreeSans" style:font-family-generic="swiss"/>
    <style:font-face style:name="FreeSans2" svg:font-family="FreeSans" style:font-family-generic="modern" style:font-pitch="fixed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2pt" officeooo:rsid="001567e3" officeooo:paragraph-rsid="001567e3" style:font-size-asian="12pt" style:font-size-complex="12pt"/>
    </style:style>
    <style:style style:name="P2" style:family="paragraph" style:parent-style-name="Preformatted_20_Text">
      <style:text-properties style:font-name="liberation serif" fo:font-size="12pt" officeooo:rsid="001911b8" officeooo:paragraph-rsid="001911b8" fo:background-color="#ff4000" style:font-size-asian="12pt" style:font-size-complex="12pt"/>
    </style:style>
    <style:style style:name="P3" style:family="paragraph" style:parent-style-name="Preformatted_20_Text">
      <style:text-properties style:font-name="liberation serif" fo:font-size="12pt" officeooo:rsid="001911b8" officeooo:paragraph-rsid="001911b8" fo:background-color="#ff4000" style:font-size-asian="12pt" style:font-size-complex="12pt"/>
    </style:style>
    <style:style style:name="P4" style:family="paragraph" style:parent-style-name="Preformatted_20_Text">
      <style:text-properties style:font-name="liberation serif" fo:font-size="10.5pt" officeooo:rsid="001567e3" officeooo:paragraph-rsid="001c6770" fo:background-color="#cccccc" style:font-size-asian="10.5pt" style:font-size-complex="10.5pt"/>
    </style:style>
    <style:style style:name="P5" style:family="paragraph" style:parent-style-name="Preformatted_20_Text">
      <style:text-properties style:font-name="liberation serif" fo:font-size="10.5pt" officeooo:rsid="001567e3" officeooo:paragraph-rsid="001567e3" style:font-size-asian="10.5pt" style:font-size-complex="10.5pt"/>
    </style:style>
    <style:style style:name="P6" style:family="paragraph" style:parent-style-name="Preformatted_20_Text">
      <style:text-properties style:font-name="liberation serif" fo:font-size="10.5pt" officeooo:rsid="001911b8" officeooo:paragraph-rsid="001911b8" fo:background-color="#ff4000" style:font-size-asian="10.5pt" style:font-size-complex="10.5pt"/>
    </style:style>
    <style:style style:name="P7" style:family="paragraph" style:parent-style-name="Preformatted_20_Text">
      <style:text-properties style:font-name="liberation serif" fo:font-size="10.5pt" officeooo:rsid="001567e3" officeooo:paragraph-rsid="001567e3" fo:background-color="#ff4000" style:font-size-asian="10.5pt" style:font-size-complex="10.5pt"/>
    </style:style>
    <style:style style:name="P8" style:family="paragraph" style:parent-style-name="Preformatted_20_Text">
      <style:text-properties style:font-name="liberation serif" fo:font-size="10.5pt" officeooo:rsid="001567e3" officeooo:paragraph-rsid="001567e3" fo:background-color="#ffffff" style:font-size-asian="10.5pt" style:font-size-complex="10.5pt"/>
    </style:style>
    <style:style style:name="P9" style:family="paragraph" style:parent-style-name="Preformatted_20_Text">
      <style:text-properties style:font-name="liberation serif" fo:font-size="10.5pt" officeooo:rsid="00177b1c" officeooo:paragraph-rsid="00177b1c" fo:background-color="#dddddd" style:font-size-asian="10.5pt" style:font-size-complex="10.5pt"/>
    </style:style>
    <style:style style:name="P10" style:family="paragraph" style:parent-style-name="Preformatted_20_Text">
      <style:text-properties style:font-name="liberation serif" fo:font-size="10.5pt" officeooo:rsid="001567e3" officeooo:paragraph-rsid="001567e3" fo:background-color="#dddddd" style:font-size-asian="10.5pt" style:font-size-complex="10.5pt"/>
    </style:style>
    <style:style style:name="P11" style:family="paragraph" style:parent-style-name="Preformatted_20_Text">
      <style:text-properties style:text-line-through-style="none" style:text-line-through-type="none" style:font-name="liberation serif" fo:font-size="12pt" officeooo:rsid="001567e3" officeooo:paragraph-rsid="001c6770" fo:background-color="#ffffff" style:font-name-asian="Nimbus Mono PS" style:font-size-asian="12pt" style:font-name-complex="FreeSans2" style:font-size-complex="12pt"/>
    </style:style>
    <style:style style:name="P12" style:family="paragraph" style:parent-style-name="Preformatted_20_Text">
      <style:text-properties style:text-line-through-style="none" style:text-line-through-type="none" style:font-name="liberation serif" fo:font-size="12pt" officeooo:rsid="001911b8" officeooo:paragraph-rsid="001c6770" fo:background-color="#ff4000" style:font-name-asian="Nimbus Mono PS" style:font-size-asian="12pt" style:font-name-complex="FreeSans2" style:font-size-complex="12pt"/>
    </style:style>
    <style:style style:name="P13" style:family="paragraph" style:parent-style-name="Preformatted_20_Text">
      <style:text-properties style:text-line-through-style="none" style:text-line-through-type="none" style:font-name="liberation serif" fo:font-size="10.5pt" officeooo:rsid="001567e3" officeooo:paragraph-rsid="001567e3" fo:background-color="#ffffff" style:font-name-asian="Nimbus Mono PS" style:font-size-asian="10.5pt" style:font-name-complex="FreeSans2" style:font-size-complex="10.5pt"/>
    </style:style>
    <style:style style:name="P14" style:family="paragraph" style:parent-style-name="Preformatted_20_Text">
      <style:text-properties style:text-line-through-style="none" style:text-line-through-type="none" style:font-name="liberation serif" fo:font-size="10.5pt" officeooo:rsid="001567e3" officeooo:paragraph-rsid="001c6770" fo:background-color="#ffffff" style:font-name-asian="Nimbus Mono PS" style:font-size-asian="10.5pt" style:font-name-complex="FreeSans2" style:font-size-complex="10.5pt"/>
    </style:style>
    <style:style style:name="P15" style:family="paragraph" style:parent-style-name="Preformatted_20_Text">
      <style:text-properties style:text-line-through-style="none" style:text-line-through-type="none" style:font-name="liberation serif" fo:font-size="10.5pt" officeooo:rsid="00177b1c" officeooo:paragraph-rsid="00177b1c" fo:background-color="#ffffff" style:font-name-asian="Nimbus Mono PS" style:font-size-asian="10.5pt" style:font-name-complex="FreeSans2" style:font-size-complex="10.5pt"/>
    </style:style>
    <style:style style:name="P16" style:family="paragraph" style:parent-style-name="Preformatted_20_Text">
      <style:text-properties style:text-line-through-style="none" style:text-line-through-type="none" style:font-name="liberation serif" fo:font-size="10.5pt" officeooo:rsid="001c6770" officeooo:paragraph-rsid="001c6770" fo:background-color="#ffffff" style:font-name-asian="Nimbus Mono PS" style:font-size-asian="10.5pt" style:font-name-complex="FreeSans2" style:font-size-complex="10.5pt"/>
    </style:style>
    <style:style style:name="P17" style:family="paragraph" style:parent-style-name="Preformatted_20_Text">
      <style:text-properties fo:font-size="10.5pt" officeooo:paragraph-rsid="001567e3" style:font-size-asian="10.5pt" style:font-size-complex="10.5pt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solid" style:text-line-through-type="single" fo:background-color="#ffffff" loext:char-shading-value="0"/>
    </style:style>
    <style:style style:name="T3" style:family="text">
      <style:text-properties style:text-line-through-style="solid" style:text-line-through-type="single" fo:background-color="#ffffff" loext:char-shading-value="0" style:font-name-asian="Nimbus Mono PS" style:font-name-complex="FreeSans2"/>
    </style:style>
    <style:style style:name="T4" style:family="text">
      <style:text-properties style:text-line-through-style="solid" style:text-line-through-type="single" fo:background-color="#ffffff" loext:char-shading-value="0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style:text-line-through-style="none" style:text-line-through-type="none" fo:background-color="#ffffff" loext:char-shading-value="0" style:font-name-asian="Nimbus Mono PS" style:font-name-complex="FreeSans2"/>
    </style:style>
    <style:style style:name="T7" style:family="text">
      <style:text-properties style:text-line-through-style="none" style:text-line-through-type="none" fo:background-color="#dddddd" loext:char-shading-value="0"/>
    </style:style>
    <style:style style:name="T8" style:family="text">
      <style:text-properties style:text-line-through-style="none" style:text-line-through-type="none" officeooo:rsid="001ad42f" fo:background-color="#dddddd" loext:char-shading-value="0"/>
    </style:style>
    <style:style style:name="T9" style:family="text">
      <style:text-properties style:text-line-through-style="none" style:text-line-through-type="none" style:font-name-asian="Nimbus Mono PS" style:font-name-complex="FreeSans2"/>
    </style:style>
    <style:style style:name="T10" style:family="text">
      <style:text-properties fo:background-color="#ffffff" loext:char-shading-value="0"/>
    </style:style>
    <style:style style:name="T11" style:family="text">
      <style:text-properties officeooo:rsid="001c6770" fo:background-color="#ffffff" loext:char-shading-value="0"/>
    </style:style>
    <style:style style:name="T12" style:family="text">
      <style:text-properties officeooo:rsid="001c6770" fo:background-color="#ffffff" loext:char-shading-value="0"/>
    </style:style>
    <style:style style:name="T13" style:family="text">
      <style:text-properties fo:background-color="#ffffff" loext:char-shading-value="0"/>
    </style:style>
    <style:style style:name="T14" style:family="text">
      <style:text-properties fo:background-color="#dddddd" loext:char-shading-value="0"/>
    </style:style>
    <style:style style:name="T15" style:family="text">
      <style:text-properties officeooo:rsid="0015c52f"/>
    </style:style>
    <style:style style:name="T16" style:family="text">
      <style:text-properties officeooo:rsid="00177b1c"/>
    </style:style>
    <style:style style:name="T17" style:family="text">
      <style:text-properties fo:background-color="#ff4000" loext:char-shading-value="0"/>
    </style:style>
    <style:style style:name="T18" style:family="text">
      <style:text-properties officeooo:rsid="00177b1c" fo:background-color="#ff4000" loext:char-shading-value="0"/>
    </style:style>
    <style:style style:name="T19" style:family="text">
      <style:text-properties officeooo:rsid="001c6770" fo:background-color="#ff4000" loext:char-shading-value="0"/>
    </style:style>
    <style:style style:name="T20" style:family="text">
      <style:text-properties officeooo:rsid="001911b8" fo:background-color="#ff4000" loext:char-shading-value="0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1c6770"/>
    </style:style>
    <style:style style:name="T23" style:family="text">
      <style:text-properties style:font-name="liberation serif" fo:font-size="12pt" officeooo:rsid="001567e3" style:font-size-asian="12pt" style:font-size-complex="12pt"/>
    </style:style>
    <style:style style:name="T24" style:family="text">
      <style:text-properties style:font-name="liberation serif" fo:font-size="12pt" officeooo:rsid="001c6770" style:font-size-asian="12pt" style:font-size-complex="12pt"/>
    </style:style>
    <style:style style:name="T25" style:family="text">
      <style:text-properties style:font-name="liberation serif" fo:font-size="12pt" officeooo:rsid="00177b1c" style:font-name-asian="Nimbus Mono PS" style:font-size-asian="12pt" style:font-name-complex="FreeSans2" style:font-size-complex="12pt"/>
    </style:style>
    <style:style style:name="T26" style:family="text">
      <style:text-properties style:font-name="liberation serif" officeooo:rsid="00177b1c" style:font-name-asian="Nimbus Mono PS" style:font-name-complex="FreeSans2"/>
    </style:style>
    <style:style style:name="T27" style:family="text">
      <style:text-properties style:font-name="liberation serif" officeooo:rsid="001567e3"/>
    </style:style>
    <style:style style:name="T28" style:family="text">
      <style:text-properties officeooo:rsid="001567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hr geehrter Hr. Eisenbeiß,</text:p>
      <text:p text:style-name="P1">aufgrund von Erkentnissen beim <text:span text:style-name="T15">S</text:span>chreiben unserer Seminarfacharbeit <text:span text:style-name="T15">und da Chris Traut die Schule velässt</text:span> würden wir gerne unsere Gliederung ändern (sh. Anhang)</text:p>
      <text:p text:style-name="P1">MfG, Toni Hausdörfer &amp; Fabian Beez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<text:span text:style-name="T9">1. Einleitung</text:span></text:p>
      <text:p text:style-name="P15"/>
      <text:p text:style-name="P5"><text:span text:style-name="T16">2</text:span>. <text:s text:c="2"/>Historie</text:p>
      <text:p text:style-name="P5"><text:span text:style-name="T16">2</text:span>.1 Entstehung </text:p>
      <text:p text:style-name="P5"><text:span text:style-name="T16">2</text:span>.2 Entwicklung mit Blick auf Großfirmen wie PayPal</text:p>
      <text:p text:style-name="P5"><text:span text:style-name="T16">2</text:span>.3 Beeinflussung der Souzialstrukturen</text:p>
      <text:p text:style-name="P5"/>
      <text:p text:style-name="P5"><text:span text:style-name="T16">3</text:span>. <text:s text:c="2"/>PayPal</text:p>
      <text:p text:style-name="P5"><text:span text:style-name="T16">3</text:span>.1 Entstehung und grobe Funktionsweise</text:p>
      <text:p text:style-name="P5">.2 Entwicklung</text:p>
      <text:p text:style-name="P5"><text:span text:style-name="T16">3</text:span>.3 Einfluss auf die Gesellschaft</text:p>
      <text:p text:style-name="P6"/>
      <text:p text:style-name="P17"><text:span text:style-name="T26">4</text:span><text:span text:style-name="T27">. <text:s text:c="2"/>Onlineversandhändler am Beispiel Amazon</text:span></text:p>
      <text:p text:style-name="P17"><text:span text:style-name="T26">4</text:span><text:span text:style-name="T27">.1 Entstehung und Entwicklung</text:span></text:p>
      <text:p text:style-name="P17"><text:span text:style-name="T26">4</text:span><text:span text:style-name="T27">.2 Einfluss auf Konsumverhalten </text:span></text:p>
      <text:p text:style-name="P8"><text:span text:style-name="T22">4</text:span>.3 <text:span text:style-name="T1">Onlinehändler als Konkurrenten zu lokalen Händlern</text:span></text:p>
      <text:p text:style-name="P8"><text:span text:style-name="T1"/></text:p>
      <text:p text:style-name="P8"><text:span text:style-name="T22">5</text:span>. <text:s text:c="2"/>Konsumverhalten</text:p>
      <text:p text:style-name="P5"><text:span text:style-name="T12">5</text:span><text:span text:style-name="T13">.1 </text:span><text:span text:style-name="T4">Ve</text:span><text:span text:style-name="T1">ränderungen im Konsumverhalten über die Zeit</text:span> <text:span text:style-name="T14">Heutiges Konsumverhalten im Vergleich zu damals</text:span></text:p>
      <text:p text:style-name="P5"><text:span text:style-name="T12">5.</text:span><text:span text:style-name="T13">2 </text:span><text:span text:style-name="T4">Ei</text:span><text:span text:style-name="T1">nfluss des Onlinehandels</text:span><text:span text:style-name="T5"> </text:span><text:span text:style-name="T7">Einschätzung und Folgen</text:span></text:p>
      <text:p text:style-name="P5"><text:span text:style-name="T22">5</text:span>.3 <text:span text:style-name="T1">Mögliche Probleme und Folgen</text:span><text:span text:style-name="T5"> </text:span></text:p>
      <text:p text:style-name="P5"><text:span text:style-name="T5"/></text:p>
      <text:p text:style-name="P17"><text:span text:style-name="T26">6</text:span><text:span text:style-name="T27">. <text:s text:c="2"/>Wirtschaft</text:span></text:p>
      <text:p text:style-name="P7"><text:span text:style-name="T12">6</text:span><text:span text:style-name="T13">.1 En</text:span><text:span text:style-name="T21">twicklung der Wirtschaft</text:span></text:p>
      <text:p text:style-name="P5"><text:span text:style-name="T22">6</text:span>.2 Auswirkungen auf Konzerne und Umwelt</text:p>
      <text:p text:style-name="P5"><text:span text:style-name="T22">6</text:span>.3 Auswirkungen auf Paketdienste</text:p>
      <text:p text:style-name="P5"><text:span text:style-name="T22">6</text:span>.4 Folgeänderungen von Import / Export</text:p>
      <text:p text:style-name="P5"/>
      <text:p text:style-name="P5"><text:span text:style-name="T22">7</text:span>. <text:s text:c="2"/>Auswirkungen des Onlinehandels auf die Infrastruktur</text:p>
      <text:p text:style-name="P5"><text:span text:style-name="T22">7</text:span>.1 Vergangene Änderungen und Entwicklungen</text:p>
      <text:p text:style-name="P5"><text:span text:style-name="T22">7</text:span>.2 <text:span text:style-name="T1">Mögliche Entwicklungen in der Zukunft</text:span><text:span text:style-name="T5"> </text:span><text:span text:style-name="T8">Zukunftsprognose und Probleme</text:span></text:p>
      <text:p text:style-name="P5"><text:span text:style-name="T22">7</text:span>.3 <text:span text:style-name="T1">Probleme mit dem Einfluss des Onlinehandles</text:span></text:p>
      <text:p text:style-name="P5"/>
      <text:p text:style-name="P5"><text:span text:style-name="T22">8</text:span>. <text:s text:c="2"/>Globaler Vergleich des Einflusses und der Entwicklung des Onlinehandels</text:p>
      <text:p text:style-name="P5"/>
      <text:p text:style-name="P5"><text:span text:style-name="T16">9</text:span>. <text:s text:c="2"/><text:span text:style-name="T1">Handeln im Internet</text:span></text:p>
      <text:p text:style-name="P5"><text:span text:style-name="T16">9</text:span>.1 <text:span text:style-name="T1">Marketing</text:span></text:p>
      <text:p text:style-name="P5"><text:span text:style-name="T16">9</text:span>.2 <text:span text:style-name="T1">Bezahlvorgänge</text:span></text:p>
      <text:p text:style-name="P5"><text:span text:style-name="T16">9</text:span>.3 <text:span text:style-name="T1">Kryptowährungen </text:span></text:p>
      <text:p text:style-name="P9"/>
      <text:p text:style-name="P10"><text:span text:style-name="T16">10</text:span>. <text:s text:c="2"/>Ergebnisse</text:p>
      <text:p text:style-name="P10"><text:span text:style-name="T16">10</text:span>.1 Zusammenfassung</text:p>
      <text:p text:style-name="P10"><text:span text:style-name="T16">10</text:span>.2Schlussfolgerungen im Bezug auf Schleusingen</text:p>
      <text:p text:style-name="P13">______________________________________________________________________________________________</text:p>
      <text:p text:style-name="P4"><text:s text:c="9"/><text:span text:style-name="T10"><text:s/>neu</text:span></text:p>
      <text:p text:style-name="P14"><text:span text:style-name="T1">abcde</text:span> weglassen</text:p>
      <text:p text:style-name="P14"/>
      <text:p text:style-name="P16">Änderungen bezüglich der Reinfolge: </text:p>
      <text:p text:style-name="P16"><text:span text:style-name="T28"><text:tab/>“Onlineversandhändler am Beispiel Amazon” </text:span>von Punkt 7 zu Punkt 4</text:p>
      <text:p text:style-name="P14"><text:tab/>“Wirtschaft” <text:span text:style-name="T22">von Punkt 8 zu Punkt 6</text:span></text:p>
      <text:p text:style-name="P11"><text:span text:style-name="T20"/></text:p>
      <text:p text:style-name="P11"><text:span text:style-name="T20"/></text:p>
      <text:p text:style-name="P11"><text:span text:style-name="T20"/></text:p>
      <text:p text:style-name="P11"><text:soft-page-break/><text:span text:style-name="T20"/></text:p>
      <text:p text:style-name="P11"><text:span text:style-name="T20"/></text:p>
      <text:p text:style-name="P11"><text:span text:style-name="T20"/></text:p>
      <text:p text:style-name="P11"><text:span text:style-name="T20"/></text:p>
      <text:p text:style-name="P11"><text:span text:style-name="T20"/></text:p>
      <text:p text:style-name="P11"><text:span text:style-name="T20"/></text:p>
      <text:p text:style-name="P11"><text:span text:style-name="T20"/></text:p>
      <text:p text:style-name="P11"><text:span text:style-name="T20"/></text:p>
      <text:p text:style-name="P11"><text:span text:style-name="T20"/></text:p>
      <text:p text:style-name="P11"><text:span text:style-name="T20"/></text:p>
      <text:p text:style-name="P11"><text:span text:style-name="T20"/></text:p>
      <text:p text:style-name="P11"><text:span text:style-name="T20"/></text:p>
      <text:p text:style-name="P11"><text:span text:style-name="T20"/></text:p>
      <text:p text:style-name="P11"><text:span text:style-name="T20"/></text:p>
      <text:p text:style-name="P11"><text:span text:style-name="T20"/></text:p>
      <text:p text:style-name="P11"><text:span text:style-name="T20"/></text:p>
      <text:p text:style-name="P11"><text:span text:style-name="T20"/></text:p>
      <text:p text:style-name="P11"><text:span text:style-name="T20"/></text:p>
      <text:p text:style-name="P11"><text:span text:style-name="T20"/></text:p>
      <text:p text:style-name="P11"><text:span text:style-name="T20"/></text:p>
      <text:p text:style-name="P11"><text:span text:style-name="T20"/></text:p>
      <text:p text:style-name="P11"><text:span text:style-name="T20"/></text:p>
      <text:p text:style-name="P11"><text:span text:style-name="T20"/></text:p>
      <text:p text:style-name="P11"><text:span text:style-name="T20"/></text:p>
      <text:p text:style-name="P11"><text:span text:style-name="T20"/></text:p>
      <text:p text:style-name="P11"><text:span text:style-name="T20"/></text:p>
      <text:p text:style-name="P11"><text:span text:style-name="T20"/></text:p>
      <text:p text:style-name="P11"><text:span text:style-name="T20"/></text:p>
      <text:p text:style-name="P11"><text:span text:style-name="T20"/></text:p>
      <text:p text:style-name="P11"><text:span text:style-name="T20"/></text:p>
      <text:p text:style-name="P11"><text:span text:style-name="T20"/></text:p>
      <text:p text:style-name="P11"><text:span text:style-name="T20"/></text:p>
      <text:p text:style-name="P11"><text:span text:style-name="T20"/></text:p>
      <text:p text:style-name="P11"><text:span text:style-name="T20"/></text:p>
      <text:p text:style-name="P11"><text:span text:style-name="T20">3. Vertreibsstruktur Deutschlands</text:span></text:p>
      <text:p text:style-name="P2">3.1Änderungen der letzten Jahrzehnte und heutiger Stand</text:p>
      <text:p text:style-name="P12">3.2Einschätzung und Folge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/>
    <style:font-face style:name="FreeSans1" svg:font-family="FreeSans" style:font-family-generic="swiss"/>
    <style:font-face style:name="FreeSans2" svg:font-family="FreeSans" style:font-family-generic="modern" style:font-pitch="fixed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Nimbus Mono PS" fo:font-family="'Nimbus Mono PS'" style:font-family-generic="modern" style:font-pitch="fixed" fo:font-size="10pt" style:font-name-asian="Nimbus Mono PS" style:font-family-asian="'Nimbus Mono PS'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20T18:00:59.632845509</dc:date>
    <meta:editing-duration>PT17M25S</meta:editing-duration>
    <meta:editing-cycles>5</meta:editing-cycles>
    <meta:generator>LibreOffice/6.3.6.2$Linux_X86_64 LibreOffice_project/30$Build-2</meta:generator>
    <meta:document-statistic meta:table-count="0" meta:image-count="0" meta:object-count="0" meta:page-count="3" meta:paragraph-count="47" meta:word-count="228" meta:character-count="1799" meta:non-whitespace-character-count="1581"/>
  </office:meta>
</office:document-meta>
</file>